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yer Solis-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0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he Mickv<text:span text:style-name="T2">é</text:span><text:span text:style-name="T3"> Israel Association./</text:span></text:p>
      <text:p text:style-name="P3"><text:span text:style-name="T3">MYER SOLIS-COHEN,/</text:span></text:p>
      <text:p text:style-name="P6"><text:span text:style-name="T3">Secretary,</text:span><text:span text:style-name="T4">/</text:span></text:p>
      <text:p text:style-name="P6"><text:span text:style-name="T4">WISSAHICKON AVE. AND CLAPIER ST.,/</text:span></text:p>
      <text:p text:style-name="P6"><text:span text:style-name="T4">GERMANTOWN./</text:span></text:p>
      <text:p text:style-name="P7"><text:span text:style-name="T4">Philadelphia, Oct. 10th, 1893/</text:span></text:p>
      <text:p text:style-name="P6"><text:span text:style-name="T4">Rev. Dr. S. Morais./</text:span></text:p>
      <text:p text:style-name="P6"><text:span text:style-name="T4">546 N. 5th St., Phila./</text:span></text:p>
      <text:p text:style-name="P6"><text:span text:style-name="T4"><text:tab/>Dear Sir:/</text:span></text:p>
      <text:p text:style-name="P6"><text:span text:style-name="T4"><text:tab/><text:tab/>I have been requested by the Instruct-/ion Committee of the Mickve Israel Association/ to invite you to deliver the opening address to/ the members of The Association on Sunday/ Evening, November 5th, 1893./</text:span></text:p>
      <text:p text:style-name="P6"><text:span text:style-name="T4"><text:tab/>The Committee would like you to speak/ on a topic historical or literary; not doctrinal./</text:span></text:p>
      <text:p text:style-name="P6"><text:soft-page-break/><text:span text:style-name="T4"><text:tab/>Having been forbidden by the President of/ the Association (owing to the state of your/ health) to reestablish an evening class requir-/ing your regular attendance, and being de-/sirous that the instruction in the ritual, be-/gun by you, and so much enjoyed by the/ class, should be continued, the Committee/ would request that, if you would consid-/er it appropriate, you would devote one/</text:span></text:p>
      <text:p text:style-name="P6"><text:span text:style-name="T4"/></text:p>
      <text:p text:style-name="P6"><text:span text:style-name="T4">[Page 2]</text:span></text:p>
      <text:p text:style-name="P6"><text:span text:style-name="T4">Sabbath each month to continue from the/ pulpit your lectures on the Liturgy; and that/ the Committee be permitted to make this/ announcement./</text:span></text:p>
      <text:p text:style-name="P6"><text:span text:style-name="T4"><text:tab/>(In order to be remembered, the Sabbath/ selected should be the first or the last Sab-/bath of each English month)./</text:span></text:p>
      <text:p text:style-name="P6"><text:span text:style-name="T4"><text:tab/>Trusting that you will be able to favor the/ Committee and the Association; and that you/ will favor me with an early reply, so that/ due notice may be given to the members,/ I remain/ Respectfully Yours,/ Myer Solis-Cohen,/ secreta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5:11:01.45</meta:creation-date>
    <dc:date>2011-12-15T15:21:03.20</dc:date>
    <dc:creator>Penn Libraries</dc:creator>
    <meta:editing-duration>PT00H09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89" meta:character-count="2662"/>
  </office:meta>
</office:document-meta>
</file>